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text-properties fo:font-style="normal" style:font-style-asian="normal" style:font-style-complex="normal"/>
    </style:style>
    <style:style style:name="P3" style:family="paragraph" style:parent-style-name="Standard" style:list-style-name="L1"/>
    <style:style style:name="T1" style:family="text">
      <style:text-properties fo:font-weight="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bout XP:</text:h>
      <text:h text:style-name="Heading_20_2" text:outline-level="2">The process model of XP</text:h>
      <text:p text:style-name="P2">In XP one iteration is the same as one release of the software. That means after each iteration, there is something that the customer/user can use for something.</text:p>
      <text:p text:style-name="P2">XP works in four major steps, which look little like what we know from other process models, except planning is more included here.</text:p>
      <text:p text:style-name="P2">How I see it, release planning, iteration planning, and project velocity looks to be tasks that are to be controlled by a project manager, while the rest should be controlled by developers.</text:p>
      <text:h text:style-name="Heading_20_3" text:outline-level="3">Planning phase</text:h>
      <text:p text:style-name="P2">There are two kinds of plans, which are both product related: Release plans which cover the full project, and iteration plans, which cover one iteration.</text:p>
      <text:p text:style-name="P2">First, user stories are collected, to create the base of a requirement specification. Each user story is written together with the customer, and must be short and precise in what the customer wants in a language that the customer can understand. The user story will get an estimate by the developer up to maximum 3 weeks for implementation, if the developer estimates more, the user story is too large and has to be changed or split up. In my project I will limit user stories to an initial estimate of one week.</text:p>
      <text:p text:style-name="P2">The set of user stories is the outcome of the release planning.</text:p>
      <text:p text:style-name="P2">Then there is the iteration planning, which is done at the beginning of each iteration. Here the customer selects which user stories he wants included in the coming iteration. For deciding how many user stories can be selected, XP has something called project velocity, which is a measure for how fast things are going – i.e., how long time did the user-stories take to complete in the previous iteration. During iteration planning, the developers make more precise estimates and break down into tasks the user stories selected. If there is high uncertainty about one user story, then a “spike solution” (very simple prototype) is created to investigate and lower that uncertainty.</text:p>
      <text:list text:style-name="L1">
        <text:list-item>
          <text:p text:style-name="P3">Extreme Programming encourages starting with the simplest solution. Extra functionality can then be added later. </text:p>
        </text:list-item>
        <text:list-item>
          <text:p text:style-name="P3">Several practices embody <text:span text:style-name="T1">courage</text:span>. One is the commandment to always design and code for today and not for tomorrow. Also, courage means persistence: A programmer might be stuck on a complex problem for an entire day, then solve the problem quickly the next day, if only they are persistent. </text:p>
        </text:list-item>
        <text:list-item>
          <text:p text:style-name="P3"/>
        </text:list-item>
      </text:list>
      <text:p text:style-name="Standard"/>
      <text:h text:style-name="P1" text:outline-level="3"/>
      <text:h text:style-name="Heading_20_3" text:outline-level="3">Design phase</text:h>
      <text:p text:style-name="P2">During the design phase, user stories are transformed into tasks, and design. XP talks about CRC cards as a tool to create design. That means to use UML on cards to represent which classes and relations are related to a specific user story.</text:p>
      <text:p text:style-name="P2">One big principle in XP here, is to design for simplicity. They say not to add features that might come convenient in future. You only design for the user story at hand. Later, you can re-factor if you need.</text:p>
      <text:p text:style-name="P2">One funny thing I read is, they say I should find metaphors for my system which are not in the domain. That means for example, in my project, I could use the metaphor of a search engine, but I think I have to search for a better one.</text:p>
      <text:h text:style-name="Heading_20_3" text:outline-level="3">Coding phase</text:h>
      <text:p text:style-name="P2">The coding phase is where programming is done. XP puts much focus on testing here, they say I must write a test case for the code, before I create the code, and that all code must have a test case. A test case to them is an automatic test, meaning some program that tests the “real” program.</text:p>
      <text:p text:style-name="P2">Also, programming must be done in pairs. This can be some problem for me, since I am only one person. I am planning to take my husband's help as the passive part (he is the observer) in the pair, so I can get real pair programming experience. By working in pairs, errors will be found earlier, and if I remember the V-model from earlier, then that means the project saves money.</text:p>
      <text:h text:style-name="Heading_20_3" text:outline-level="3">Testing phase</text:h>
      <text:p text:style-name="P2">In XP, testing phase is very simple. Since all code should have test cases, then they say that you just run the test cases (automatically), and, if all passes, then you can release. If a bug is found, then you create a test case for that bug. Also they say you should test often and publish “scores”, a score is eg. a percentage of how many tests passed out of all. <text:s/>When the software is released, then customer can work with the user stories he described al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Kereena Davidsen</dc:creator>
    <dc:date>2008-08-30T14:03:02</dc:date>
    <meta:editing-cycles>2</meta:editing-cycles>
    <meta:editing-duration>PT6M5S</meta:editing-duration>
    <meta:user-defined meta:name="Info 1"/>
    <meta:user-defined meta:name="Info 2"/>
    <meta:user-defined meta:name="Info 3"/>
    <meta:user-defined meta:name="Info 4"/>
    <meta:document-statistic meta:table-count="0" meta:image-count="0" meta:object-count="0" meta:page-count="2" meta:paragraph-count="21" meta:word-count="750" meta:character-count="4189"/>
  </office:meta>
</office:document-meta>
</file>